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0583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1.800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366in"/>
    </style:style>
    <style:style style:name="co7" style:family="table-column">
      <style:table-column-properties fo:break-before="auto" style:column-width="1.71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7146in" fo:break-before="auto" style:use-optimal-row-height="false"/>
    </style:style>
    <style:style style:name="ro4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erif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erif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Liberation Serif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erif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41190d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41190d" style:font-name="Liberation Serif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41190d" style:font-name="Liberation Seri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erif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5" table:number-columns-repeated="1017" table:default-cell-style-name="ce6"/>
        <table:table-row table:style-name="ro1">
          <table:table-cell table:style-name="ce1" office:value-type="string" calcext:value-type="string" table:number-columns-spanned="7" table:number-rows-spanned="1">
            <text:p>LED <text:s/>Board</text:p>
          </table:table-cell>
          <table:covered-table-cell table:number-columns-repeated="2" table:style-name="ce4"/>
          <table:covered-table-cell table:style-name="ce7"/>
          <table:covered-table-cell table:style-name="ce8"/>
          <table:covered-table-cell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Manufacturer Part 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umber</text:p>
          </table:table-cell>
          <table:table-cell table:style-name="ce7" office:value-type="string" calcext:value-type="string">
            <text:p>Product Link</text:p>
          </table:table-cell>
          <table:table-cell table:style-name="ce5"/>
          <table:table-cell table:style-name="ce5" office:value-type="string" calcext:value-type="string" table:number-columns-spanned="2" table:number-rows-spanned="1">
            <text:p>Board Details</text:p>
          </table:table-cell>
          <table:covered-table-cell table:style-name="ce5"/>
          <table:table-cell table:number-columns-repeated="1017"/>
        </table:table-row>
        <table:table-row table:style-name="ro2">
          <table:table-cell table:style-name="ce3" office:value-type="float" office:value="5803" calcext:value-type="float">
            <text:p>5803</text:p>
          </table:table-cell>
          <table:table-cell table:style-name="ce3" office:value-type="string" calcext:value-type="string">
            <text:p>1W LED - Natural White 4000K-4500K 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<text:a xlink:href="https://www.sunrom.com/p/1w-led-natural-white-4000k-4500k" xlink:type="simple">https://www.sunrom.com/p/1w-led-natural-white-4000k-4500k</text:a></text:p>
          </table:table-cell>
          <table:table-cell table:style-name="ce5"/>
          <table:table-cell table:style-name="ce9" office:value-type="string" calcext:value-type="string">
            <text:p>Base Material </text:p>
          </table:table-cell>
          <table:table-cell table:style-name="ce10" office:value-type="string" calcext:value-type="string">
            <text:p>FR-4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AO3400A</text:p>
          </table:table-cell>
          <table:table-cell table:style-name="ce4" office:value-type="string" calcext:value-type="string">
            <text:p>MOSFET N-CH 30V 5.7A SOT23-3L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https://www.digikey.in/en/products/detail/alpha-omega-semiconductor-inc/AO3400A/1855772" xlink:type="simple">https://www.digikey.in/en/products/detail/alpha-omega-semiconductor-inc/AO3400A/1855772</text:a></text:p>
          </table:table-cell>
          <table:table-cell table:style-name="ce5"/>
          <table:table-cell table:style-name="ce10" office:value-type="string" calcext:value-type="string">
            <text:p>Layer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BM03B-SRSS-TBT</text:p>
          </table:table-cell>
          <table:table-cell table:style-name="ce4" office:value-type="string" calcext:value-type="string">
            <text:p>CONN HEADER SMD 3POS 1M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https://www.digikey.in/en/products/detail/jst-sales-america-inc/BM03B-SRSS-TBT/1828498" xlink:type="simple">https://www.digikey.in/en/products/detail/jst-sales-america-inc/BM03B-SRSS-TBT/1828498</text:a></text:p>
          </table:table-cell>
          <table:table-cell table:style-name="ce5"/>
          <table:table-cell table:style-name="ce10" office:value-type="string" calcext:value-type="string">
            <text:p>Dimensions</text:p>
          </table:table-cell>
          <table:table-cell table:style-name="ce10" office:value-type="string" calcext:value-type="string">
            <text:p>68x68mm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ERJ-PA2J103X</text:p>
          </table:table-cell>
          <table:table-cell table:style-name="ce4" office:value-type="string" calcext:value-type="string">
            <text:p>RES 10K OHM 5% 1/4W 0402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https://www.digikey.in/en/products/detail/panasonic-electronic-components/ERJ-PA2J103X/5402625" xlink:type="simple">https://www.digikey.in/en/products/detail/panasonic-electronic-components/ERJ-PA2J103X/5402625</text:a></text:p>
          </table:table-cell>
          <table:table-cell table:style-name="ce5"/>
          <table:table-cell table:style-name="ce11" office:value-type="string" calcext:value-type="string">
            <text:p>PCB colour</text:p>
          </table:table-cell>
          <table:table-cell table:style-name="ce11" office:value-type="string" calcext:value-type="string">
            <text:p>Black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ERJ-PA2J221X</text:p>
          </table:table-cell>
          <table:table-cell table:style-name="ce4" office:value-type="string" calcext:value-type="string">
            <text:p>RES 220 OHM 5% 1/4W 0402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https://www.digikey.in/en/products/detail/panasonic-electronic-components/ERJ-PA2J221X/5402615" xlink:type="simple">https://www.digikey.in/en/products/detail/panasonic-electronic-components/ERJ-PA2J221X/5402615</text:a></text:p>
          </table:table-cell>
          <table:table-cell table:style-name="ce5"/>
          <table:table-cell table:style-name="ce11" office:value-type="string" calcext:value-type="string">
            <text:p>Silkscreen</text:p>
          </table:table-cell>
          <table:table-cell table:style-name="ce11" office:value-type="string" calcext:value-type="string">
            <text:p>White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PESD3V3U1UL,315</text:p>
          </table:table-cell>
          <table:table-cell table:style-name="ce4" office:value-type="string" calcext:value-type="string">
            <text:p>TVS DIODE 3.3VWM DFN1006-2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https://www.digikey.in/en/products/detail/nexperia-usa-inc/PESD3V3U1UL-315/1992974</text:p>
          </table:table-cell>
          <table:table-cell table:style-name="ce5"/>
          <table:table-cell table:style-name="ce10" office:value-type="string" calcext:value-type="string">
            <text:p>Material Type</text:p>
          </table:table-cell>
          <table:table-cell table:style-name="ce10" office:value-type="string" calcext:value-type="string">
            <text:p>FR4 TG135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PESD5V0S1UL,315</text:p>
          </table:table-cell>
          <table:table-cell table:style-name="ce4" office:value-type="string" calcext:value-type="string">
            <text:p>TVS DIODE 5VWM 20VC DFN1006-2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https://www.digikey.in/en/products/detail/nexperia-usa-inc/PESD5V0S1UL-315/1157467</text:p>
          </table:table-cell>
          <table:table-cell table:style-name="ce5"/>
          <table:table-cell table:style-name="ce10" office:value-type="string" calcext:value-type="string">
            <text:p>Outer Copper Weight</text:p>
          </table:table-cell>
          <table:table-cell table:style-name="ce10" office:value-type="string" calcext:value-type="string">
            <text:p>1 oz</text:p>
          </table:table-cell>
          <table:table-cell table:number-columns-repeated="1017"/>
        </table:table-row>
        <table:table-row table:style-name="ro1">
          <table:table-cell table:style-name="ce5" table:number-columns-repeated="5"/>
          <table:table-cell table:style-name="ce11" office:value-type="string" calcext:value-type="string">
            <text:p>Overall Thickness</text:p>
          </table:table-cell>
          <table:table-cell table:style-name="ce11" office:value-type="string" calcext:value-type="string">
            <text:p>2mm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2" office:value-type="string" calcext:value-type="string">
            <text:p>Trace width</text:p>
          </table:table-cell>
          <table:table-cell table:style-name="ce12" office:value-type="string" calcext:value-type="string">
            <text:p>0.6mm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2" office:value-type="string" calcext:value-type="string">
            <text:p>Via hole/diameter</text:p>
          </table:table-cell>
          <table:table-cell table:style-name="ce12" office:value-type="string" calcext:value-type="string">
            <text:p>0.4/0.9mm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0:52:38.871201503</meta:creation-date>
    <dc:date>2025-10-27T10:55:21.225231784</dc:date>
    <meta:editing-duration>PT2M43S</meta:editing-duration>
    <meta:editing-cycles>1</meta:editing-cycles>
    <meta:document-statistic meta:table-count="1" meta:cell-count="54" meta:object-count="0"/>
    <meta:generator>LibreOffice/7.3.7.2$Linux_X86_64 LibreOffice_project/30$Build-2</meta:generator>
  </office:meta>
</office:document-meta>
</file>